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ns les grands halls du château de MACHINTRUC, les grands chandeliers de cristal valsaient au rythme de violons.</text:p>
      <text:p text:style-name="Standard">La fête était somptueuse et le beau monde de CHOSE s'était paré de ses plus beau atours pour célébrer comme il se devaient, cet événement exceptionnel.</text:p>
      <text:p text:style-name="Standard">De nombreuses personnes dansaient au centre de la grande salle tandis que d'autres profitaient des nombreux mets mis à la disposition des convives.</text:p>
      <text:p text:style-name="Standard"/>
      <text:p text:style-name="Standard">Le châtelain restait pourtant impassible devant le faste de sa propre réception car ses pensées ne pouvaient se résoudre à abandonner sa chère et tendre.</text:p>
      <text:p text:style-name="Standard">Cela faisait déjà plusieurs sema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09T15:12:34.58</meta:creation-date>
    <meta:document-statistic meta:table-count="0" meta:image-count="0" meta:object-count="0" meta:page-count="1" meta:paragraph-count="5" meta:word-count="97" meta:character-count="600"/>
    <dc:date>2015-12-09T19:13:47.64</dc:date>
    <meta:editing-duration>PT3H46M2S</meta:editing-duration>
    <meta:editing-cycles>1</meta:editing-cycles>
    <meta:generator>OpenOffice/4.1.2$Win32 OpenOffice.org_project/412m3$Build-9782</meta:generator>
  </office:meta>
</office:document-meta>
</file>